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640000004B02C5236E4.png"/>
  <manifest:file-entry manifest:media-type="image/png" manifest:full-path="Pictures/1000000000000189000001F04DAF5ADF.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subtitle">
      <style:graphic-properties draw:fill-color="#ffffff" draw:auto-grow-height="true" fo:min-height="13.859cm"/>
    </style:style>
    <style:style style:name="pr2" style:family="presentation" style:parent-style-name="Blue-notes">
      <style:graphic-properties draw:fill-color="#ffffff" draw:auto-grow-height="true" fo:min-height="12.572cm"/>
    </style:style>
    <style:style style:name="pr3" style:family="presentation" style:parent-style-name="Blue-title">
      <style:graphic-properties draw:auto-grow-height="true" fo:min-height="3.506cm"/>
    </style:style>
    <style:style style:name="pr4" style:family="presentation" style:parent-style-name="Blue-outline1">
      <style:graphic-properties fo:min-height="13.859cm"/>
    </style:style>
    <style:style style:name="pr5" style:family="presentation" style:parent-style-name="Blue-notes">
      <style:graphic-properties draw:fill-color="#ffffff" fo:min-height="12.572cm"/>
    </style:style>
    <style:style style:name="pr6" style:family="presentation" style:parent-style-name="Blue-title">
      <style:graphic-properties fo:min-height="3.506cm"/>
    </style:style>
    <style:style style:name="P1" style:family="paragraph">
      <style:text-properties fo:font-size="32pt"/>
    </style:style>
    <style:style style:name="P2" style:family="paragraph">
      <style:text-properties fo:font-size="26.3999996185303pt"/>
    </style:style>
    <style:style style:name="P3" style:family="paragraph">
      <style:paragraph-properties fo:text-align="justify"/>
      <style:text-properties fo:font-size="20pt" style:font-size-asian="20pt" style:font-size-complex="20pt"/>
    </style:style>
    <style:style style:name="P4" style:family="paragraph">
      <style:paragraph-properties fo:text-align="justify"/>
    </style:style>
    <style:style style:name="P5" style:family="paragraph">
      <style:paragraph-properties fo:text-align="justify"/>
      <style:text-properties fo:font-size="26pt" style:font-size-asian="26pt" style:font-size-complex="26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3" style:family="text">
      <style:text-properties fo:font-size="22pt" style:text-underline-style="none" fo:font-weight="normal" style:font-size-asian="22pt" style:font-weight-asian="normal" style:font-size-complex="22pt" style:font-weight-complex="normal"/>
    </style:style>
    <style:style style:name="T4" style:family="text">
      <style:text-properties fo:font-size="22pt" fo:font-style="italic" style:text-underline-style="none" fo:font-weight="normal" style:font-size-asian="22pt" style:font-style-asian="italic" style:font-weight-asian="normal" style:font-size-complex="22pt" style:font-style-complex="italic" style:font-weight-complex="normal"/>
    </style:style>
    <style:style style:name="T5" style:family="text">
      <style:text-properties fo:font-size="22pt" style:font-size-asian="22pt" style:font-size-complex="22pt"/>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6pt" style:font-size-asian="26pt" style:font-size-complex="26pt"/>
    </style:style>
    <style:style style:name="T12" style:family="text">
      <style:text-properties fo:color="#ff0000" fo:font-weight="bold" style:font-weight-asian="bold" style:font-weight-complex="bold"/>
    </style:style>
    <style:style style:name="T13" style:family="text">
      <style:text-properties style:use-window-font-color="true" fo:font-weight="normal" style:font-weight-asian="normal" style:font-weight-complex="normal"/>
    </style:style>
    <style:style style:name="T14"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1T DQM News</presentation:footer-decl>
      <presentation:date-time-decl presentation:name="dtd1" presentation:source="fixed">2012-06-29</presentation:date-time-decl>
      <draw:page draw:name="page1" draw:style-name="dp1" draw:master-page-name="Blue" presentation:presentation-page-layout-name="AL1T0" presentation:use-footer-name="ftr1" presentation:use-date-time-name="dtd1">
        <office:forms form:automatic-focus="false" form:apply-design-mode="false"/>
        <draw:frame presentation:style-name="pr1" draw:text-style-name="P1" draw:layer="layout" svg:width="25.199cm" svg:height="13.859cm" svg:x="1.4cm" svg:y="4.914cm" presentation:class="subtitle">
          <draw:text-box>
            <text:p><text:span text:style-name="T1">L1T DQM News</text:span></text:p>
            <text:p><text:span text:style-name="T2"/></text:p>
            <text:p><text:span text:style-name="T3">João Pela</text:span></text:p>
            <text:p><text:span text:style-name="T4">Imperial College London</text:span></text:p>
          </draw:text-box>
        </draw:frame>
        <presentation:notes draw:style-name="dp2">
          <draw:page-thumbnail draw:style-name="gr1" draw:layer="layout" svg:width="15.265cm" svg:height="10.475cm" svg:x="3.16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Blue" presentation:presentation-page-layout-name="AL2T1" presentation:use-footer-name="ftr1" presentation:use-date-time-name="dtd1">
        <office:forms form:automatic-focus="false" form:apply-design-mode="false"/>
        <draw:frame presentation:style-name="pr3" draw:layer="layout" svg:width="25.199cm" svg:height="3.506cm" svg:x="1.301cm" svg:y="0cm" presentation:class="title">
          <draw:text-box>
            <text:p>L1 DQM Development @ P5 <text:s/></text:p>
          </draw:text-box>
        </draw:frame>
        <draw:frame presentation:style-name="pr4" draw:layer="layout" svg:width="25.199cm" svg:height="13.859cm" svg:x="1.4cm" svg:y="4.514cm" presentation:class="outline" presentation:user-transformed="true">
          <draw:text-box>
            <text:p><text:span text:style-name="T5">Talked with Marco Rovere and there are in fact already machines to @ P5 for DQM development:</text:span></text:p>
            <text:list text:style-name="L2">
              <text:list-item>
                <text:p><text:span text:style-name="T6">The have the same DQM software profile as the production machines actually running DQM.</text:span></text:p>
              </text:list-item>
              <text:list-item>
                <text:p><text:span text:style-name="T6">We can access stream from those machines (DQM Stream and Playback). PLEASE BECAREFUL will using DQM Stream ALWAYS test you applications on local files and/or playback before testing them on data streams.</text:span></text:p>
              </text:list-item>
              <text:list-item>
                <text:p><text:span text:style-name="T7">Machines are:</text:span><text:span text:style-name="T6"> dqm-c2d07-[18-29].cms</text:span></text:p>
              </text:list-item>
              <text:list-item>
                <text:p><text:span text:style-name="T6">Will close current ticket for a L1T DQM machine. <text:s/></text:span></text:p>
              </text:list-item>
            </text:list>
          </draw:text-box>
        </draw:frame>
        <presentation:notes draw:style-name="dp2">
          <draw:page-thumbnail draw:style-name="gr1" draw:layer="layout" svg:width="15.265cm" svg:height="10.475cm" svg:x="3.16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L1T DQM Tracking @ Savannah</text:p>
          </draw:text-box>
        </draw:frame>
        <draw:frame presentation:style-name="pr4" draw:layer="layout" svg:width="25.199cm" svg:height="13.859cm" svg:x="1.4cm" svg:y="4.914cm" presentation:class="outline">
          <draw:text-box>
            <text:list text:style-name="L2">
              <text:list-item>
                <text:p>From now on L1T Issues (Feature Requests, Bug Reports, Pending Issues, etc) will be tracked on CERN Savannah.</text:p>
              </text:list-item>
              <text:list-item>
                <text:p>We should use this extensively, will reduce the probability of issues fall through the crack, information is lost (example: someone leaving the group) and accountability (all messages are tracked).</text:p>
              </text:list-item>
              <text:list-item>
                <text:p>In the next few days I will put in Savannah all current open issues.</text:p>
              </text:list-item>
            </text:list>
          </draw:text-box>
        </draw:frame>
        <presentation:notes draw:style-name="dp2">
          <office:forms form:automatic-focus="false" form:apply-design-mode="false"/>
          <draw:page-thumbnail draw:style-name="gr1" draw:layer="layout" svg:width="15.265cm" svg:height="10.475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WbM fits DB Automatic Update</text:p>
          </draw:text-box>
        </draw:frame>
        <draw:frame presentation:style-name="pr4" draw:text-style-name="P3" draw:layer="layout" svg:width="25.199cm" svg:height="13.859cm" svg:x="1.4cm" svg:y="4.914cm" presentation:class="outline" presentation:user-transformed="true">
          <draw:text-box>
            <text:p text:style-name="P3"><text:span text:style-name="T8">Savannah issue: </text:span><text:span text:style-name="T8"><text:a xlink:href="https://savannah.cern.ch/support/?129639">129639</text:a></text:span></text:p>
            <text:p text:style-name="P3"><text:span text:style-name="T9">WbM people contacted, we found that:</text:span></text:p>
            <text:list text:style-name="L2">
              <text:list-item>
                <text:p text:style-name="P4"><text:span text:style-name="T8">Fits were updated in the database manually, by dropping all fit tables contents and re-writing them. This was done by Zongru Wan. Now he left so no more updates were done</text:span></text:p>
              </text:list-item>
            </text:list>
            <text:p text:style-name="P3"><text:span text:style-name="T9">Proposed and accepted solution:</text:span></text:p>
            <text:list text:continue-numbering="true" text:style-name="L2">
              <text:list-item>
                <text:p text:style-name="P4"><text:span text:style-name="T8">Temporarily WbM people (i.e. Sho Maruyama) will update manually the plots parameters on the old table, so the current tools keep working.</text:span></text:p>
              </text:list-item>
              <text:list-item>
                <text:p text:style-name="P4"><text:span text:style-name="T8">In parallel create a new Oracle Schema for the L1T DQM, with tables to have the fits data historically according with trigger key and LHC conditions.</text:span></text:p>
              </text:list-item>
              <text:list-item>
                <text:p text:style-name="P4"><text:span text:style-name="T8">When the information in the new schema is accessible current utilization of old tables will be deprecated and we will move to the new schema.</text:span></text:p>
              </text:list-item>
            </text:list>
          </draw:text-box>
        </draw:frame>
        <presentation:notes draw:style-name="dp2">
          <draw:page-thumbnail draw:style-name="gr1" draw:layer="layout" svg:width="15.265cm" svg:height="10.475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WbM fits DB Automatic Update</text:p>
          </draw:text-box>
        </draw:frame>
        <draw:frame presentation:style-name="pr4" draw:layer="layout" svg:width="25.199cm" svg:height="13.859cm" svg:x="1.4cm" svg:y="4.914cm" presentation:class="outline" presentation:user-transformed="true">
          <draw:text-box>
            <text:list text:style-name="L2">
              <text:list-item>
                <text:p>The proposed solution will allow current tools to be useful again on monitoring rates, allowing them to be integrated asap on the monitoring and (maybe) with alarms.</text:p>
              </text:list-item>
              <text:list-item>
                <text:p>Will allow offline DQM to use the historically correct DQM fitts to the collected data and not just the last ones, possibly done with different trigger key and/or LHC conditions.</text:p>
              </text:list-item>
              <text:list-item>
                <text:p>Request made for new DB schema, presenting our case to AlcaDB next Tuesday.</text:p>
              </text:list-item>
            </text:list>
          </draw:text-box>
        </draw:frame>
        <presentation:notes draw:style-name="dp2">
          <draw:page-thumbnail draw:style-name="gr1" draw:layer="layout" svg:width="15.265cm" svg:height="10.475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presentation:user-transformed="true">
          <draw:text-box>
            <text:p>Sync Problem<text:line-break/>L1T Rates vs Instant Luminosity</text:p>
          </draw:text-box>
        </draw:frame>
        <draw:frame presentation:style-name="pr4" draw:layer="layout" svg:width="25.199cm" svg:height="13.859cm" svg:x="1.4cm" svg:y="4.914cm" presentation:class="outline" presentation:user-transformed="true">
          <draw:text-box>
            <text:list text:style-name="L2">
              <text:list-item>
                <text:p>Savannah Issue: <text:a xlink:href="https://savannah.cern.ch/support/?122368">122368</text:a></text:p>
              </text:list-item>
              <text:list-item>
                <text:p>First observed 1 year ago by L1TRates module, now finally, understood (not test by us yet)</text:p>
              </text:list-item>
              <text:list-item>
                <text:p>We saw a none integer ~1.3 LS shift between Instant Luminosity a and L1T Rates apparent when a LHC Luminosity scan was preformed. </text:p>
              </text:list-item>
              <text:list-item>
                <text:p>In last DQM/WbM meeting we discussed that this issues is apparently 2 issues.</text:p>
              </text:list-item>
            </text:list>
          </draw:text-box>
        </draw:frame>
        <presentation:notes draw:style-name="dp2">
          <office:forms form:automatic-focus="false" form:apply-design-mode="false"/>
          <draw:page-thumbnail draw:style-name="gr1" draw:layer="layout" svg:width="15.265cm" svg:height="10.475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Sync Problem<text:line-break/>L1T Rates vs Instant Luminosity</text:p>
          </draw:text-box>
        </draw:frame>
        <draw:frame presentation:style-name="pr4" draw:layer="layout" svg:width="25.199cm" svg:height="15.067cm" svg:x="1.4cm" svg:y="4.514cm" presentation:class="outline" presentation:user-transformed="true">
          <draw:text-box>
            <text:list text:style-name="L2">
              <text:list-item>
                <text:p text:style-name="P4"><text:span text:style-name="T10">Issue #1:</text:span><text:span text:style-name="T11"> One LS shift on the recorded luminosity information since this is calculate by doing ls_lumi*(1-ls_gt_deadtime) and this can only be done on ls+1 and is labeled wrong as ls+1 information</text:span></text:p>
              </text:list-item>
              <text:list-item>
                <text:p text:style-name="P4"><text:span text:style-name="T10">Issue #2:</text:span><text:span text:style-name="T11"> Additionally the caculation of the recorded luminosity is also shifted by a non constant number of luminosity nibbles (according do Kaori, between 1 and 4). Making the total ~1.3 LS shift observed on L1T DQM.</text:span></text:p>
              </text:list-item>
              <text:list-item>
                <text:p text:style-name="P4"><text:span text:style-name="T11">According to Kaori issue #2 should not affect the the delivered luminosity.</text:span></text:p>
              </text:list-item>
              <text:list-item>
                <text:p text:style-name="P4"><text:span text:style-name="T11">I will change to code on L1TRate to use delivered luminosity apply manually the GT deadtime and see if this fixes this issue.</text:span> </text:p>
              </text:list-item>
            </text:list>
          </draw:text-box>
        </draw:frame>
        <presentation:notes draw:style-name="dp2">
          <office:forms form:automatic-focus="false" form:apply-design-mode="false"/>
          <draw:page-thumbnail draw:style-name="gr1" draw:layer="layout" svg:width="15.265cm" svg:height="10.475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presentation:user-transformed="true">
          <draw:text-box>
            <text:p>Discussion<text:line-break/>Certification Criteria</text:p>
          </draw:text-box>
        </draw:frame>
        <draw:frame presentation:style-name="pr4" draw:layer="layout" svg:width="25.199cm" svg:height="13.859cm" svg:x="1.4cm" svg:y="4.914cm" presentation:class="outline" presentation:user-transformed="true">
          <draw:text-box>
            <text:p><text:span text:style-name="T11">Currently there is a discussion going on about what exactly should the L1T mark data as bad. Two approaches are on the table</text:span><text:span text:style-name="T10">:</text:span></text:p>
            <text:list text:style-name="L2">
              <text:list-item>
                <text:p><text:span text:style-name="T10">L1T will mark data as bad only if it is something wrong on the L1T</text:span><text:span text:style-name="T11">. Example, is ECAL is stuck with a hot tower sending +100kHz triggers and this is a detector issue we will make L1T as good since its on the ECA</text:span><text:span text:style-name="T10">L side.</text:span></text:p>
              </text:list-item>
              <text:list-item>
                <text:p><text:span text:style-name="T10">L1T will mark data as bad if we see anything wrong on the trigger what ever is the reason.</text:span><text:span text:style-name="T11"> The example given before would make the L1T be marked as bad.</text:span></text:p>
              </text:list-item>
            </text:list>
            <text:p><text:span text:style-name="T11"/></text:p>
          </draw:text-box>
        </draw:frame>
        <presentation:notes draw:style-name="dp2">
          <draw:page-thumbnail draw:style-name="gr1" draw:layer="layout" svg:width="15.265cm" svg:height="10.475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Discussion<text:line-break/>Certification Criteria</text:p>
          </draw:text-box>
        </draw:frame>
        <draw:frame presentation:style-name="pr4" draw:text-style-name="P5" draw:layer="layout" svg:width="25.199cm" svg:height="14.826cm" svg:x="1.4cm" svg:y="4.614cm" presentation:class="outline" presentation:user-transformed="true">
          <draw:text-box>
            <text:list text:style-name="L2">
              <text:list-item>
                <text:p text:style-name="P5"><text:span text:style-name="T11">From my point of view, the second option is the best one if the dead time is allocated the the offending system if it not the L1T. We should focus on fast identification of problems and proper data certification. This would be a more robust solution in the sense that if the offending subsystem does not see the problem, we MUST spot it.</text:span></text:p>
              </text:list-item>
              <text:list-item>
                <text:p text:style-name="P5"><text:span text:style-name="T11">Currently our tools work using this paradigms, if we see variation on Rate, Sync or Occupancy, where ever they come from, we will put this LS as bad.</text:span></text:p>
              </text:list-item>
              <text:list-item>
                <text:p text:style-name="P5"><text:span text:style-name="T11">Of course, other point of views have their arguments and the L1T should make statement about this.</text:span></text:p>
              </text:list-item>
              <text:list-item>
                <text:p text:style-name="P5"><text:span text:style-name="T11">Meeting next week is being planned with Central DQM to establish this once and for all!</text:span></text:p>
              </text:list-item>
            </text:list>
          </draw:text-box>
        </draw:frame>
        <presentation:notes draw:style-name="dp2">
          <draw:page-thumbnail draw:style-name="gr1" draw:layer="layout" svg:width="15.265cm" svg:height="10.475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L1T DQM To Do List I</text:p>
          </draw:text-box>
        </draw:frame>
        <draw:frame presentation:style-name="pr4" draw:layer="layout" svg:width="25.199cm" svg:height="13.859cm" svg:x="1.4cm" svg:y="4.914cm" presentation:class="outline">
          <draw:text-box>
            <text:list text:style-name="L2">
              <text:list-item>
                <text:p><text:span text:style-name="T12">Urgent:</text:span> Update the L1T/L1TEMU Layouts: ECAL people already contacted, need to contact other systems.</text:p>
              </text:list-item>
              <text:list-item>
                <text:p><text:span text:style-name="T12">Urgent:</text:span> Update L1TRate Xsec X axis to current lumi </text:p>
              </text:list-item>
              <text:list-item>
                <text:p><text:span text:style-name="T12">Urgent:</text:span> Change the HLT paths filtered as input to L1TSync.</text:p>
              </text:list-item>
              <text:list-item>
                <text:p><text:span text:style-name="T12">Urgent:</text:span> Update DB strings for offline usage.</text:p>
              </text:list-item>
              <text:list-item>
                <text:p><text:span text:style-name="T12">Urgent: </text:span><text:span text:style-name="T13">Deploy new render plugin</text:span></text:p>
              </text:list-item>
            </text:list>
          </draw:text-box>
        </draw:frame>
        <presentation:notes draw:style-name="dp2">
          <office:forms form:automatic-focus="false" form:apply-design-mode="false"/>
          <draw:page-thumbnail draw:style-name="gr1" draw:layer="layout" svg:width="15.265cm" svg:height="10.475cm" svg:x="3.16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Blue"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L1T DQM To Do List II</text:p>
          </draw:text-box>
        </draw:frame>
        <draw:frame presentation:style-name="pr4" draw:layer="layout" svg:width="25.199cm" svg:height="13.859cm" svg:x="1.4cm" svg:y="4.914cm" presentation:class="outline" presentation:user-transformed="true">
          <draw:text-box>
            <text:list text:style-name="L2">
              <text:list-item>
                <text:p text:style-name="P4"><text:span text:style-name="T14">Monitor RCT error flags and connect them to Alarm</text:span></text:p>
              </text:list-item>
              <text:list-item>
                <text:p text:style-name="P4"><text:span text:style-name="T14">Tune tests for L1TRate, L1TSync and L1TOccupancy and connect them to Summary plot.</text:span></text:p>
              </text:list-item>
              <text:list-item>
                <text:p text:style-name="P4"><text:span text:style-name="T14">Ask subsystem to provide more plots that can be used with L1TOccupancy</text:span></text:p>
              </text:list-item>
              <text:list-item>
                <text:p text:style-name="P4"><text:span text:style-name="T14">Implement L1TRate, L1TSync and L1TOccupancy and additional L1TEfficienty on offline DQM </text:span></text:p>
              </text:list-item>
              <text:list-item>
                <text:p text:style-name="P4"><text:span text:style-name="T14">Other yet, defined tasks :)</text:span></text:p>
              </text:list-item>
            </text:list>
          </draw:text-box>
        </draw:frame>
        <presentation:notes draw:style-name="dp2">
          <office:forms form:automatic-focus="false" form:apply-design-mode="false"/>
          <draw:page-thumbnail draw:style-name="gr1" draw:layer="layout" svg:width="15.265cm" svg:height="10.475cm" svg:x="3.161cm" svg:y="2.123cm" draw:page-number="1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3.045cm" svg:height="0.894cm" svg:x="1.4cm" svg:y="19.685cm" presentation:class="date-time">
        <draw:text-box>
          <text:p text:style-name="MP5"><text:span text:style-name="MT1"><presentation:date-time/></text:span></text:p>
        </draw:text-box>
      </draw:frame>
      <draw:frame presentation:style-name="Mpr3" draw:text-style-name="MP6" draw:layer="backgroundobjects" svg:width="17.78cm" svg:height="0.894cm" svg:x="5.08cm" svg:y="19.685cm" presentation:class="footer">
        <draw:text-box>
          <text:p text:style-name="MP6"><text:span text:style-name="MT1"><presentation:footer/></text:span></text:p>
        </draw:text-box>
      </draw:frame>
      <draw:frame presentation:style-name="Mpr3" draw:text-style-name="MP7" draw:layer="backgroundobjects" svg:width="3.103cm" svg:height="0.894cm" svg:x="23.495cm" svg:y="19.685cm" presentation:class="page-number">
        <draw:text-box>
          <text:p text:style-name="MP7"><text:span text:style-name="MT1"><text:page-number>&lt;number&gt;</text:page-number></text:span></text:p>
        </draw:text-box>
      </draw:frame>
      <draw:frame draw:style-name="Mgr3" draw:text-style-name="MP8" draw:layer="backgroundobjects" svg:width="2.6cm" svg:height="3.281cm" svg:x="25.4cm" svg:y="0.072cm">
        <draw:image xlink:href="Pictures/1000000000000189000001F04DAF5ADF.png" xlink:type="simple" xlink:show="embed" xlink:actuate="onLoad">
          <text:p/>
        </draw:image>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4" draw:text-style-name="MP5" draw:layer="backgroundobjects" svg:width="9.368cm" svg:height="1.396cm" svg:x="0cm" svg:y="0cm" presentation:class="header">
          <draw:text-box>
            <text:p text:style-name="MP5"><text:span text:style-name="MT1"><presentation:header/></text:span></text:p>
          </draw:text-box>
        </draw:frame>
        <draw:frame presentation:style-name="Mpr4" draw:text-style-name="MP7" draw:layer="backgroundobjects" svg:width="9.368cm" svg:height="1.396cm" svg:x="12.22cm" svg:y="0cm" presentation:class="date-time">
          <draw:text-box>
            <text:p text:style-name="MP7"><text:span text:style-name="MT1"><presentation:date-time/></text:span></text:p>
          </draw:text-box>
        </draw:frame>
        <draw:frame presentation:style-name="Mpr5" draw:text-style-name="MP5" draw:layer="backgroundobjects" svg:width="9.368cm" svg:height="1.396cm" svg:x="0cm" svg:y="26.543cm" presentation:class="footer">
          <draw:text-box>
            <text:p text:style-name="MP5"><text:span text:style-name="MT1"><presentation:footer/></text:span></text:p>
          </draw:text-box>
        </draw:frame>
        <draw:frame presentation:style-name="Mpr5"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ao Pela</meta:initial-creator>
    <meta:creation-date>2011-10-05T16:45:47</meta:creation-date>
    <meta:editing-duration>PT18H55M57S</meta:editing-duration>
    <meta:editing-cycles>82</meta:editing-cycles>
    <dc:date>2012-06-29T12:18:31</dc:date>
    <dc:creator>Joao Pela</dc:creator>
    <meta:generator>LibreOffice/3.5$Linux_x86 LibreOffice_project/350m1$Build-2</meta:generator>
    <meta:document-statistic meta:object-count="65"/>
  </office:meta>
</office:document-meta>
</file>